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1FEB31BAFFD243DD998.png" manifest:media-type="image/png"/>
  <manifest:file-entry manifest:full-path="Pictures/10000201000003D8000002ADA924CEEB064A0812.png" manifest:media-type="image/png"/>
  <manifest:file-entry manifest:full-path="Pictures/100002010000010B000000E18F27F49D26E20AB7.png" manifest:media-type="image/png"/>
  <manifest:file-entry manifest:full-path="Pictures/100002010000013300000171A6DDC1769C0025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8pt" style:font-size-asian="18pt" style:font-size-complex="18pt"/>
    </style:style>
    <style:style style:name="P3" style:family="paragraph" style:parent-style-name="Footer">
      <style:text-properties officeooo:rsid="002156ff" officeooo:paragraph-rsid="002156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453cm" svg:y="0.353cm" svg:width="8.123cm" svg:height="9.763cm" draw:z-index="0"><draw:image xlink:href="Pictures/100002010000013300000171A6DDC1769C002576.png" xlink:type="simple" xlink:show="embed" xlink:actuate="onLoad"/></draw:frame> </text:p>
      <text:p text:style-name="Standard"/>
      <text:p text:style-name="Standard"><draw:frame draw:style-name="fr1" draw:name="Figura2" text:anchor-type="paragraph" svg:x="8.574cm" svg:y="0.049cm" svg:width="7.064cm" svg:height="5.953cm" draw:z-index="3"><draw:image xlink:href="Pictures/100002010000010B000000E18F27F49D26E20A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paragraph" svg:x="-0.071cm" svg:y="0.346cm" svg:width="10.245cm" svg:height="7.131cm" draw:z-index="1"><draw:image xlink:href="Pictures/10000201000003D8000002ADA924CEEB064A0812.png" xlink:type="simple" xlink:show="embed" xlink:actuate="onLoad"/></draw:frame></text:p>
      <text:p text:style-name="Standard"/>
      <text:p text:style-name="P1">1 <text:s text:c="2"/>2</text:p>
      <text:p text:style-name="P1">3 <text:s text:c="2"/>4</text:p>
      <text:p text:style-name="P1">5 <text:s text:c="2"/>6</text:p>
      <text:p text:style-name="P1">7 <text:s text:c="2"/>8</text:p>
      <text:p text:style-name="P2">9 <text:s/>10</text:p>
      <text:p text:style-name="Standard"/>
      <text:p text:style-name="Standard"/>
      <text:p text:style-name="Standard"><draw:frame draw:style-name="fr1" draw:name="Figura4" text:anchor-type="paragraph" svg:x="0.39cm" svg:y="1.431cm" svg:width="15.233cm" svg:height="7.586cm" draw:z-index="2"><draw:image xlink:href="Pictures/1000020100000400000001FEB31BAFFD243DD9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56ff" officeooo:paragraph-rsid="002156ff"/>
    </style:style>
    <style:style style:name="MT1" style:family="text"/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ntes: <text:a xlink:type="simple" xlink:href="https://arduino.stackexchange.com/questions/16348/how-do-you-use-spi-on-an-arduino" text:style-name="Internet_20_link" text:visited-style-name="Visited_20_Internet_20_Link">https://arduino.stackexchange.com/questions/16348/how-do-you-use-spi-on-an-arduino</text:a></text:p>
        <text:p text:style-name="MP1"><text:a xlink:type="simple" xlink:href="http://cmucam.org/projects/cmucam5/wiki/Port_Pinouts" text:style-name="Internet_20_link" text:visited-style-name="Visited_20_Internet_20_Link">http://cmucam.org/projects/cmucam5/wiki/Port_Pinouts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3:12:02.416572886</meta:creation-date>
    <dc:date>2017-07-22T23:17:42.385195872</dc:date>
    <meta:editing-duration>PT5M42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1" meta:paragraph-count="8" meta:word-count="13" meta:character-count="168" meta:non-whitespace-character-count="152"/>
  </office:meta>
</office:document-meta>
</file>